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3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4" style:family="paragraph" style:parent-style-name="Heading_20_1" style:list-style-name="WWNum1" style:master-page-name="Standard">
      <style:paragraph-properties fo:margin-left="0.5in" fo:margin-right="0in" fo:text-align="justify" style:justify-single-word="false" fo:text-indent="-0.25in" style:auto-text-indent="false" style:page-number="1"/>
    </style:style>
    <style:style style:name="P5" style:family="paragraph" style:parent-style-name="Heading_20_1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Heading_20_1" style:list-style-name="WWNum1">
      <style:paragraph-properties fo:margin-left="1in" fo:margin-right="0in" fo:text-align="justify" style:justify-single-word="false" fo:text-indent="-0.25in" style:auto-text-indent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7pt" style:font-size-asian="17pt" style:font-size-complex="1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01986719" text:style-name="WWNum1">
        <text:list-item>
          <text:p text:style-name="P4"><text:bookmark text:name="_iz1ju1oy2h1h"/>Introducción</text:p>
        </text:list-item>
      </text:list>
      <text:p text:style-name="P5"><text:bookmark text:name="_srhlns8s6udz"/><text:span text:style-name="T1">Empresa dedicada a cubrir la falta de aplicaciones dirigidas al uso cotidiano de las gafas de realidad virtual aprovechando el mercado emergente de estas para el desarrollo de aplicaciones multimedia dirigidas al ocio.</text:span></text:p>
      <text:p text:style-name="P1"/>
      <text:list xml:id="list45302940860984" text:continue-numbering="true" text:style-name="WWNum1">
        <text:list-item>
          <text:list>
            <text:list-item>
              <text:p text:style-name="P6"><text:bookmark text:name="_4yw692qol489"/><text:span text:style-name="T2">Descripción del problema y análisis de lo existente:</text:span></text:p>
            </text:list-item>
          </text:list>
        </text:list-item>
      </text:list>
      <text:p text:style-name="P2"><text:span text:style-name="T1">Las gafas de realidad aumentada o gafas de realidad virtual son un producto en un estado temprano de desarrollo y lo suficientemente reciente para que aplicaciones que en otros sectores son comunes sean raras en este.</text:span></text:p>
      <text:p text:style-name="P2"/>
      <text:list xml:id="list45302443197500" text:continue-numbering="true" text:style-name="WWNum1">
        <text:list-item>
          <text:list>
            <text:list-item>
              <text:p text:style-name="P3"><text:span text:style-name="T2">Objetivos:</text:span></text:p>
            </text:list-item>
          </text:list>
        </text:list-item>
      </text:list>
      <text:p text:style-name="P2"><text:span text:style-name="T1">Desarrollo de aplicaciones de uso cotidiano en dispositivos móviles llevadas a entornos virtuales 3d generados por las gafas de realidad aumentada para una mayor inmersión.</text:span></text:p>
      <text:p text:style-name="P1"/>
      <text:p text:style-name="P1"/>
      <text:p text:style-name="P1"/>
      <text:p text:style-name="P5"><text:bookmark text:name="_ycqxu1laieph"/>1.3 Planificación</text:p>
      <text:p text:style-name="P5"><text:bookmark text:name="_j7fs45d7g57p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7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109" meta:character-count="704" meta:non-whitespace-character-count="605"/>
    <meta:generator>LibreOfficeDev/6.0.5.2$Linux_X86_64 LibreOffice_project/</meta:generator>
  </office:meta>
</office:document-meta>
</file>